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list-style-name="L1"/>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list-style-name="L2">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8" style:family="paragraph" style:parent-style-name="Standard">
      <style:paragraph-properties style:border-line-width-bottom="0.0008in 0.0138in 0.0008in" fo:padding="0.0291in" fo:border-left="none" fo:border-right="none" fo:border-top="none" fo:border-bottom="0.0154in double #000000" style:join-border="false"/>
      <style:text-properties fo:font-size="13pt" fo:font-weight="bold" style:font-size-asian="13pt" style:font-weight-asian="bold" style:font-size-complex="13pt" style:font-weight-complex="bold"/>
    </style:style>
    <style:style style:name="P9" style:family="paragraph" style:parent-style-name="Standard">
      <style:paragraph-properties style:border-line-width-bottom="0.0008in 0.0138in 0.0008in" fo:padding="0.0291in" fo:border-left="none" fo:border-right="none" fo:border-top="none" fo:border-bottom="0.0154in double #000000" style:join-border="false"/>
      <style:text-properties fo:font-size="13pt" fo:font-style="normal" fo:font-weight="bold" style:font-size-asian="13pt" style:font-style-asian="normal" style:font-weight-asian="bold" style:font-size-complex="13pt" style:font-style-complex="normal" style:font-weight-complex="bold"/>
    </style:style>
    <style:style style:name="T1" style:family="text">
      <style:text-properties fo:font-size="13pt"/>
    </style:style>
    <style:style style:name="T2" style:family="text">
      <style:text-properties fo:font-weight="bold"/>
    </style:style>
    <style:style style:name="T3" style:family="text">
      <style:text-properties style:font-size-asian="13pt"/>
    </style:style>
    <style:style style:name="T4" style:family="text">
      <style:text-properties style:font-weight-asian="bold"/>
    </style:style>
    <style:style style:name="T5" style:family="text">
      <style:text-properties style:font-size-complex="13pt"/>
    </style:style>
    <style:style style:name="T6" style:family="text">
      <style:text-properties style:font-weight-complex="bol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Introduction</text:p>
      <text:p text:style-name="Standard"/>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The server and launcher presently use a barebones UDP transport medium to deliver information to eachother, which in turn has a few issues in this regard.</text:p>
      <text:p text:style-name="Standard"/>
      <text:p text:style-name="Standard">The aim of this document is to address these issues by providing a specialized layer to make data more reliable without the use of something like TCP, the terminology we use in this document as follows:</text:p>
      <text:list xml:id="list32690333" text:style-name="L1">
        <text:list-item>
          <text:p text:style-name="P3">Enquirer = A query program or launcher, requests information from the server.</text:p>
        </text:list-item>
        <text:list-item>
          <text:p text:style-name="P3">Server = The Odamex Server, used to host games.</text:p>
        </text:list-item>
      </text:list>
      <text:p text:style-name="Standard"/>
      <text:p text:style-name="Standard"/>
      <text:p text:style-name="P8">Problems we have</text:p>
      <text:p text:style-name="P2"/>
      <text:p text:style-name="P4">UDP is well-known for its fast delivery of information, due to lack of checking of data coming in and being sent out, however this also presents problems:</text:p>
      <text:list xml:id="list33211481" text:style-name="L2">
        <text:list-item>
          <text:p text:style-name="P5">Out-of-order packets – If a flurry of data gets sent in a certain order, it may not be in that order when it arrives</text:p>
        </text:list-item>
        <text:list-item>
          <text:p text:style-name="P5">Duplicate packets – When data is sent, there is a chance that the data may be duplicated on the receiving end (2 or more packets instead of 1)</text:p>
        </text:list-item>
        <text:list-item>
          <text:p text:style-name="P5">Lost packets – When data is sent, there is a big risk of it being lost somewhere down the line</text:p>
        </text:list-item>
      </text:list>
      <text:p text:style-name="P4"/>
      <text:p text:style-name="P4">TCP does solve all of these problems for us, but is an issue in using it alongside UDP in the same application, currently the server uses UDP to deliver fast updates to game clients, and because of this we can only use UDP due to its benefits in this area.</text:p>
      <text:p text:style-name="P4"/>
      <text:p text:style-name="P4">The reason for this is the way TCP works, its internal flow and congestion control can actually induce packetloss on the UDP side, so its not an ideal solution.</text:p>
      <text:p text:style-name="P4"/>
      <text:p text:style-name="P4"/>
      <text:p text:style-name="P8">What we plan to do</text:p>
      <text:p text:style-name="P6"/>
      <text:p text:style-name="P6">We have decided to create a small yet efficient layer that will sit above our standard UDP sockets, but below our querying protocol.</text:p>
      <text:p text:style-name="P6"/>
      <text:p text:style-name="P6">Our system will have similar features to TCP, such as congestion and flow control, but also manage problems as stated earlier in this document.</text:p>
      <text:p text:style-name="P6"/>
      <text:p text:style-name="P6"/>
      <text:p text:style-name="P9">Our implementation</text:p>
      <text:p text:style-name="P6"/>
      <text:p text:style-name="P6">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Odamex Reliable Transport Protoc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ussell Rice</meta:initial-creator>
    <meta:creation-date>2009-05-21T12:57:15.37</meta:creation-date>
    <dc:date>2009-05-21T13:31:22.75</dc:date>
    <dc:creator>Russell Rice</dc:creator>
    <meta:editing-duration>PT00H15M32S</meta:editing-duration>
    <meta:editing-cycles>2</meta:editing-cycles>
    <meta:generator>OpenOffice.org/3.0$Win32 OpenOffice.org_project/300m15$Build-9379</meta:generator>
    <meta:document-statistic meta:table-count="0" meta:image-count="0" meta:object-count="0" meta:page-count="1" meta:paragraph-count="19" meta:word-count="363" meta:character-count="2001"/>
    <meta:user-defined meta:name="Info 1"/>
    <meta:user-defined meta:name="Info 2"/>
    <meta:user-defined meta:name="Info 3"/>
    <meta:user-defined meta:name="Info 4"/>
  </office:meta>
</office:document-meta>
</file>